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1b82e" officeooo:paragraph-rsid="0001b82e"/>
    </style:style>
    <style:style style:name="P2" style:family="paragraph" style:parent-style-name="Text_20_body">
      <style:text-properties officeooo:rsid="00020462" officeooo:paragraph-rsid="00020462"/>
    </style:style>
    <style:style style:name="P3" style:family="paragraph" style:parent-style-name="Text_20_body">
      <style:text-properties officeooo:rsid="00027af9" officeooo:paragraph-rsid="00027af9"/>
    </style:style>
    <style:style style:name="P4" style:family="paragraph" style:parent-style-name="Text_20_body">
      <style:text-properties officeooo:rsid="0003ca84" officeooo:paragraph-rsid="0003ca84"/>
    </style:style>
    <style:style style:name="T1" style:family="text">
      <style:text-properties officeooo:rsid="00020462"/>
    </style:style>
    <style:style style:name="T2" style:family="text">
      <style:text-properties officeooo:rsid="00027af9"/>
    </style:style>
    <style:style style:name="T3" style:family="text">
      <style:text-properties officeooo:rsid="0003a0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Záverečný report – GNS3</text:h>
      <text:h text:style-name="Heading_20_2" text:outline-level="2"><text:span text:style-name="T2">V</text:span>ýhody</text:h>
      <text:p text:style-name="P3">Multiplatformový</text:p>
      <text:p text:style-name="P1">Jednoduché pridanie smerovačov rôznych výrobcov</text:p>
      <text:p text:style-name="P2">Podpora natívnej emulácie Cisco IOS pomocou Dynamips hypervisora</text:p>
      <text:p text:style-name="P1">Prehľadné grafické rozhranie <text:span text:style-name="T1">a jednoduché ovládanie</text:span></text:p>
      <text:h text:style-name="Heading_20_2" text:outline-level="2">Nevýhody</text:h>
      <text:p text:style-name="P1">Nemožnosť nasadiť GNS3 ako vzdialený server</text:p>
      <text:p text:style-name="P3"><text:span text:style-name="T3">N</text:span>áročný na procesor</text:p>
      <text:p text:style-name="P4">Zložitejšie prepojiteľný s lokálnou sieťo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2T13:48:30.771312138</meta:creation-date>
    <dc:date>2016-12-02T22:13:55.278537342</dc:date>
    <meta:editing-duration>PT33M59S</meta:editing-duration>
    <meta:editing-cycles>7</meta:editing-cycles>
    <meta:generator>LibreOffice/4.3.3.2$Linux_X86_64 LibreOffice_project/430m0$Build-2</meta:generator>
    <meta:document-statistic meta:table-count="0" meta:image-count="0" meta:object-count="0" meta:page-count="1" meta:paragraph-count="10" meta:word-count="39" meta:character-count="319" meta:non-whitespace-character-count="289"/>
  </office:meta>
</office:document-meta>
</file>